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0000000506848CEBE.png" manifest:media-type="image/png"/>
  <manifest:file-entry manifest:full-path="Pictures/10000001000000500000005050E511C0.png" manifest:media-type="image/png"/>
  <manifest:file-entry manifest:full-path="Pictures/1000000100000050000000504EB58C4A.png" manifest:media-type="image/png"/>
  <manifest:file-entry manifest:full-path="Pictures/100000010000005000000050416E9E0A.png" manifest:media-type="image/png"/>
  <manifest:file-entry manifest:full-path="Pictures/1000000100000050000000500F7FCAE6.png" manifest:media-type="image/png"/>
  <manifest:file-entry manifest:full-path="Pictures/100000010000005000000050585118E0.png" manifest:media-type="image/png"/>
  <manifest:file-entry manifest:full-path="Pictures/100000010000005000000050E78C05AE.png" manifest:media-type="image/png"/>
  <manifest:file-entry manifest:full-path="Pictures/10000001000004000000040055E09C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Gujarati" svg:font-family="'Noto Sans Gujarati'" style:font-adornments="SemiBold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729fcf" draw:marker-start="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f10d0c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acb20c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146cm" fo:min-width="1.877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Long_20_Dot_20__28_Rounded_29_" svg:stroke-width="0.035cm" svg:stroke-color="#f10d0c" draw:marker-start-width="0.252cm" draw:marker-end="Arrowheads_20_4" draw:marker-end-width="0.352cm" svg:stroke-linecap="round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909cm" fo:min-width="1.6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666666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80808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6.58cm" fo:min-width="11.292cm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2.818cm" fo:min-width="11.288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dash" draw:stroke-dash="Double_20_Dash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2.819cm" fo:min-width="5.089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solid" draw:stroke-dash="Long_20_Dot" svg:stroke-width="0.035cm" svg:stroke-color="#666666" draw:marker-start-width="0.252cm" draw:marker-end-width="0.252cm" svg:stroke-linecap="butt" draw:fill="none" loext:fill-use-slide-background="false" draw:textarea-horizontal-align="justify" draw:textarea-vertical-align="middle" draw:auto-grow-height="false" fo:min-height="6.601cm" fo:min-width="5.056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1.295cm" fo:min-width="5.439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ff0000" draw:marker-start="" draw:marker-start-width="0.3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059cm" fo:min-width="1.422cm" fo:padding-top="0.178cm" fo:padding-bottom="0.178cm" fo:padding-left="0.303cm" fo:padding-right="0.303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2.29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2.28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1.039cm" loext:decorative="false"/>
      <style:paragraph-properties style:writing-mode="lr-tb"/>
    </style:style>
    <style:style style:name="gr19" style:family="graphic">
      <style:graphic-properties style:writing-mode="lr-tb" loext:decorative="false"/>
    </style:style>
    <style:style style:name="gr20" style:family="graphic" style:parent-style-name="standard">
      <style:graphic-properties draw:stroke="none" svg:stroke-width="0.106cm" svg:stroke-color="#5983b0" draw:marker-start-width="0.359cm" draw:marker-end-width="0.359cm" draw:fill="solid" draw:fill-color="#b4c7dc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horizontal-align="left" draw:textarea-vertical-align="top" draw:auto-grow-height="false" fo:min-height="0.162cm" fo:min-width="1.102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.106cm" svg:stroke-color="#5983b0" draw:marker-start-width="0.359cm" draw:marker-end-width="0.359cm" draw:fill="solid" draw:fill-color="#ffffa6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width="0.106cm" svg:stroke-color="#5983b0" draw:marker-start-width="0.359cm" draw:marker-end-width="0.359cm" draw:fill="solid" draw:fill-color="#b4c7dc" draw:textarea-horizontal-align="justify" draw:textarea-vertical-align="middle" draw:auto-grow-height="false" fo:min-height="0.098cm" fo:min-width="0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draw:stroke="none" svg:stroke-width="0.106cm" svg:stroke-color="#5983b0" draw:marker-start-width="0.359cm" draw:marker-end-width="0.359cm" draw:fill="solid" draw:fill-color="#ffffa6" draw:textarea-horizontal-align="justify" draw:textarea-vertical-align="middle" draw:auto-grow-height="false" fo:min-height="0.098cm" fo:min-width="0cm" fo:padding-top="0.178cm" fo:padding-bottom="0.178cm" fo:padding-left="0.303cm" fo:padding-right="0.303cm" loext:decorative="false"/>
    </style:style>
    <style:style style:name="gr25" style:family="graphic" style:parent-style-name="standard">
      <style:graphic-properties draw:stroke="dash" draw:stroke-dash="Dot" svg:stroke-width="0.035cm" svg:stroke-color="#000000" draw:marker-start-width="0.252cm" draw:marker-end-width="0.252cm" svg:stroke-linecap="butt" draw:fill="solid" draw:fill-color="#ffffff" draw:textarea-vertical-align="middle" draw:auto-grow-height="false" fo:min-height="0.144cm" fo:min-width="0cm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horizontal-align="left" draw:textarea-vertical-align="top" draw:auto-grow-height="false" fo:min-height="0.162cm" fo:min-width="1.264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106cm" svg:stroke-color="#5983b0" draw:marker-start-width="0.359cm" draw:marker-end-width="0.359cm" draw:fill="solid" draw:fill-color="#ffa6a6" draw:textarea-horizontal-align="justify" draw:textarea-vertical-align="middle" draw:auto-grow-height="false" fo:min-height="0.08cm" fo:min-width="0cm" fo:padding-top="0.178cm" fo:padding-bottom="0.178cm" fo:padding-left="0.303cm" fo:padding-right="0.303cm" loext:decorative="fals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30" style:family="graphic" style:parent-style-name="standard">
      <style:graphic-properties draw:stroke="none" svg:stroke-width="0.106cm" svg:stroke-color="#ffffa6" draw:marker-start-width="0.359cm" draw:marker-end-width="0.359cm" draw:fill="solid" draw:fill-color="#ffffd7" draw:textarea-horizontal-align="justify" draw:textarea-vertical-align="top" draw:auto-grow-height="false" fo:min-height="1.022cm" fo:min-width="1.736cm" fo:padding-top="0.178cm" fo:padding-bottom="0.178cm" fo:padding-left="0.303cm" fo:padding-right="0.303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11cm" svg:stroke-color="#000000" draw:marker-start-width="0.217cm" draw:marker-end-width="0.217cm" draw:fill="solid" draw:fill-color="#cccccc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32" style:family="graphic" style:parent-style-name="standard">
      <style:graphic-properties svg:stroke-width="0.011cm" svg:stroke-color="#000000" draw:marker-start-width="0.217cm" draw:marker-end-width="0.217cm" draw:fill="solid" draw:fill-color="#cccccc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11cm" svg:stroke-color="#000000" draw:marker-start-width="0.217cm" draw:marker-end-width="0.217cm" draw:fill="solid" draw:fill-color="#5eb91e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11cm" svg:stroke-color="#000000" draw:marker-start-width="0.217cm" draw:marker-end-width="0.217cm" draw:fill="solid" draw:fill-color="#ff0000" draw:textarea-vertical-align="middle" draw:auto-grow-height="false" fo:min-height="0cm" fo:min-width="0cm" fo:padding-top="0.131cm" fo:padding-bottom="0.131cm" fo:padding-left="0.256cm" fo:padding-right="0.256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11cm" svg:stroke-color="#000000" draw:marker-start-width="0.217cm" draw:marker-end-width="0.217cm" draw:fill="solid" draw:fill-color="#009bff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36" style:family="graphic" style:parent-style-name="standard">
      <style:graphic-properties svg:stroke-width="0.011cm" svg:stroke-color="#000000" draw:marker-start-width="0.217cm" draw:marker-end-width="0.217cm" draw:fill="solid" draw:fill-color="#ffff00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37" style:family="graphic" style:parent-style-name="objectwithoutfill">
      <style:graphic-properties svg:stroke-width="0.035cm" svg:stroke-color="#5983b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909cm" fo:min-width="12.334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933cm" fo:min-width="0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svg:stroke-opacity="8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0.952cm" fo:min-width="2.106cm" fo:padding-top="0.178cm" fo:padding-bottom="0.178cm" fo:padding-left="0.303cm" fo:padding-right="0.303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1.174cm" fo:min-width="1.785cm" fo:padding-top="0.178cm" fo:padding-bottom="0.178cm" fo:padding-left="0.303cm" fo:padding-right="0.303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width="0.106cm" svg:stroke-color="#ffa6a6" draw:marker-start-width="0.359cm" draw:marker-end-width="0.359cm" draw:fill="solid" draw:fill-color="#ffd7d7" draw:textarea-horizontal-align="justify" draw:textarea-vertical-align="top" draw:auto-grow-height="false" fo:min-height="0.991cm" fo:min-width="1.874cm" fo:padding-top="0.178cm" fo:padding-bottom="0.178cm" fo:padding-left="0.303cm" fo:padding-right="0.303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11cm" svg:stroke-color="#000000" draw:marker-start-width="0.217cm" draw:marker-end-width="0.217cm" draw:fill="solid" draw:fill-color="#ffff38" draw:textarea-vertical-align="middle" draw:auto-grow-height="false" fo:min-height="0cm" fo:min-width="0cm" fo:padding-top="0.131cm" fo:padding-bottom="0.131cm" fo:padding-left="0.256cm" fo:padding-right="0.256cm" loext:decorative="false"/>
    </style:style>
    <style:style style:name="gr45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0.99cm" fo:min-width="1.604cm" fo:padding-top="0.178cm" fo:padding-bottom="0.178cm" fo:padding-left="0.303cm" fo:padding-right="0.303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width="0.106cm" svg:stroke-color="#acb20c" draw:marker-start-width="0.359cm" draw:marker-end-width="0.359cm" draw:fill="solid" draw:fill-color="#ffffd7" draw:textarea-horizontal-align="justify" draw:textarea-vertical-align="middle" draw:auto-grow-height="false" fo:min-height="1.136cm" fo:min-width="0.727cm" fo:padding-top="0.178cm" fo:padding-bottom="0.178cm" fo:padding-left="0.303cm" fo:padding-right="0.303cm" loext:decorative="false"/>
    </style:style>
    <style:style style:name="gr47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middle" draw:auto-grow-height="false" fo:min-height="1.136cm" fo:min-width="0.727cm" fo:padding-top="0.178cm" fo:padding-bottom="0.178cm" fo:padding-left="0.303cm" fo:padding-right="0.303cm" loext:decorative="false"/>
    </style:style>
    <style:style style:name="gr48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top" draw:auto-grow-height="false" fo:min-height="0.156cm" fo:min-width="1.955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0.234cm" loext:decorative="false"/>
      <style:paragraph-properties style:writing-mode="lr-tb"/>
    </style:style>
    <style:style style:name="gr50" style:family="graphic" style:parent-style-name="standard">
      <style:graphic-properties draw:stroke="none" svg:stroke-width="0.106cm" svg:stroke-color="#ffffa6" draw:marker-start-width="0.359cm" draw:marker-end-width="0.359cm" draw:fill="solid" draw:fill-color="#ffffd7" draw:textarea-horizontal-align="justify" draw:textarea-vertical-align="top" draw:auto-grow-height="false" fo:min-height="1.022cm" fo:min-width="1.611cm" fo:padding-top="0.178cm" fo:padding-bottom="0.178cm" fo:padding-left="0.303cm" fo:padding-right="0.303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.106cm" svg:stroke-color="#ffffa6" draw:marker-start-width="0.359cm" draw:marker-end-width="0.359cm" draw:fill="solid" draw:fill-color="#ffffd7" draw:textarea-horizontal-align="justify" draw:textarea-vertical-align="top" draw:auto-grow-height="false" fo:min-height="1.035cm" fo:min-width="1.68cm" fo:padding-top="0.178cm" fo:padding-bottom="0.178cm" fo:padding-left="0.303cm" fo:padding-right="0.303cm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1.09cm" loext:decorative="false"/>
      <style:paragraph-properties style:writing-mode="lr-tb"/>
    </style:style>
    <style:style style:name="gr53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top" draw:auto-grow-height="false" fo:min-height="1.022cm" fo:min-width="1.668cm" fo:padding-top="0.178cm" fo:padding-bottom="0.178cm" fo:padding-left="0.303cm" fo:padding-right="0.303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0.262cm" loext:decorative="false"/>
      <style:paragraph-properties style:writing-mode="lr-tb"/>
    </style:style>
    <style:style style:name="gr55" style:family="graphic" style:parent-style-name="standard">
      <style:graphic-properties draw:stroke="dash" draw:stroke-dash="Dot" svg:stroke-width="0.035cm" svg:stroke-color="#000000" draw:marker-start-width="0.252cm" draw:marker-end-width="0.252cm" svg:stroke-linecap="butt" draw:fill="solid" draw:fill-color="#ffffff" draw:textarea-vertical-align="top" draw:auto-grow-height="false" fo:min-height="1.138cm" fo:min-width="1.498cm" fo:padding-top="0.142cm" fo:padding-bottom="0.142cm" fo:padding-left="0.267cm" fo:padding-right="0.267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width="0.106cm" svg:stroke-color="#acb20c" draw:marker-start-width="0.359cm" draw:marker-end-width="0.359cm" draw:fill="solid" draw:fill-color="#ffffd7" draw:textarea-horizontal-align="justify" draw:textarea-vertical-align="middle" draw:auto-grow-height="false" fo:min-height="1.301cm" fo:min-width="0.775cm" fo:padding-top="0.178cm" fo:padding-bottom="0.178cm" fo:padding-left="0.303cm" fo:padding-right="0.303cm" loext:decorative="false"/>
    </style:style>
    <style:style style:name="gr57" style:family="graphic" style:parent-style-name="standard">
      <style:graphic-properties draw:stroke="none" svg:stroke-width="0.106cm" svg:stroke-color="#5983b0" draw:marker-start-width="0.359cm" draw:marker-end-width="0.359cm" draw:fill="solid" draw:fill-color="#dee6ef" draw:textarea-horizontal-align="justify" draw:textarea-vertical-align="middle" draw:auto-grow-height="false" fo:min-height="1.301cm" fo:min-width="0.775cm" fo:padding-top="0.178cm" fo:padding-bottom="0.178cm" fo:padding-left="0.303cm" fo:padding-right="0.303cm" loext:decorative="false"/>
    </style:style>
    <style:style style:name="gr58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236cm" fo:min-width="1.739cm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0.185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left" draw:textarea-vertical-align="middle" draw:color-mode="standard" draw:luminance="0%" draw:contrast="0%" draw:gamma="100%" draw:red="0%" draw:green="0%" draw:blue="0%" fo:clip="rect(0cm, 0cm, 0cm, 0cm)" draw:image-opacity="75%" style:mirror="none" loext:decorative="false"/>
      <style:paragraph-properties style:writing-mode="lr-tb"/>
    </style:style>
    <style:style style:name="gr61" style:family="graphic" style:parent-style-name="Object_20_with_20_no_20_fill_20_and_20_no_20_line">
      <style:graphic-properties draw:stroke="none" svg:stroke-opacity="8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7%" style:mirror="none" loext:decorative="fals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7%" style:mirror="none" loext:decorative="false"/>
    </style:style>
    <style:style style:name="gr63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middle" draw:auto-grow-height="false" fo:min-height="0.132cm" fo:min-width="1.118cm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width="0.212cm" draw:marker-start-width="0.518cm" draw:marker-end-width="0.518cm" draw:fill="solid" draw:fill-color="#729fcf" loext:fill-use-slide-background="false" draw:opacity="0%" draw:textarea-vertical-align="top" draw:auto-grow-height="false" fo:min-height="0.109cm" fo:min-width="1.596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FreeSans1"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="solid" draw:fill-color="#ffd7d7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4" style:family="paragraph">
      <style:paragraph-properties fo:text-align="center"/>
      <style:text-properties style:font-name="FreeSans1" fo:font-size="6pt" fo:font-weight="normal" style:font-size-asian="4pt" style:font-weight-asian="normal" style:font-size-complex="4pt" style:font-weight-complex="normal"/>
    </style:style>
    <style:style style:name="P5" style:family="paragraph">
      <loext:graphic-properties draw:fill="solid" draw:fill-color="#729fcf" draw:opacity="0%"/>
      <style:paragraph-properties fo:text-align="center" style:writing-mode="lr-tb"/>
      <style:text-properties style:font-name="FreeSans1" fo:font-size="6pt" fo:font-weight="normal" style:font-size-asian="4pt" style:font-weight-asian="normal" style:font-size-complex="4pt" style:font-weight-complex="normal"/>
    </style:style>
    <style:style style:name="P6" style:family="paragraph">
      <style:paragraph-properties fo:text-align="center"/>
      <style:text-properties style:font-name="Noto Sans Gujarati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729fcf" draw:opacity="0%"/>
      <style:paragraph-properties fo:text-align="center" style:writing-mode="lr-tb"/>
      <style:text-properties style:font-name="Noto Sans Gujarati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none" draw:fill-color="#ffffff"/>
      <style:text-properties style:font-name="FreeSans1" fo:font-size="6pt" style:font-size-asian="6pt" style:font-size-complex="6pt"/>
    </style:style>
    <style:style style:name="P9" style:family="paragraph">
      <loext:graphic-properties draw:fill="solid" draw:fill-color="#b4c7dc"/>
      <style:paragraph-properties fo:text-align="center"/>
    </style:style>
    <style:style style:name="P10" style:family="paragraph">
      <style:paragraph-properties fo:text-align="start"/>
      <style:text-properties style:font-name="FreeSans1" fo:font-size="6pt" fo:font-weight="normal" style:font-size-asian="11pt" style:font-weight-asian="normal" style:font-size-complex="11pt" style:font-weight-complex="normal"/>
    </style:style>
    <style:style style:name="P11" style:family="paragraph">
      <loext:graphic-properties draw:fill="solid" draw:fill-color="#729fcf" draw:opacity="0%"/>
      <style:paragraph-properties fo:text-align="start" style:writing-mode="lr-tb"/>
      <style:text-properties style:font-name="FreeSans1" fo:font-size="6pt" fo:font-weight="normal" style:font-size-asian="11pt" style:font-weight-asian="normal" style:font-size-complex="11pt" style:font-weight-complex="normal"/>
    </style:style>
    <style:style style:name="P12" style:family="paragraph">
      <loext:graphic-properties draw:fill="solid" draw:fill-color="#ffffa6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ffa6a6"/>
      <style:paragraph-properties fo:text-align="center"/>
    </style:style>
    <style:style style:name="P15" style:family="paragraph">
      <loext:graphic-properties draw:fill="solid" draw:fill-color="#ffffd7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16" style:family="paragraph">
      <loext:graphic-properties draw:fill="solid" draw:fill-color="#cccccc"/>
      <style:paragraph-properties fo:text-align="center"/>
    </style:style>
    <style:style style:name="P17" style:family="paragraph">
      <loext:graphic-properties draw:fill="solid" draw:fill-color="#cccccc"/>
      <style:paragraph-properties fo:text-align="center" style:writing-mode="lr-tb"/>
    </style:style>
    <style:style style:name="P18" style:family="paragraph">
      <loext:graphic-properties draw:fill="solid" draw:fill-color="#5eb91e"/>
      <style:paragraph-properties fo:text-align="center" style:writing-mode="lr-tb"/>
    </style:style>
    <style:style style:name="P19" style:family="paragraph">
      <loext:graphic-properties draw:fill="solid" draw:fill-color="#ff0000"/>
      <style:paragraph-properties fo:text-align="center" style:writing-mode="lr-tb"/>
    </style:style>
    <style:style style:name="P20" style:family="paragraph">
      <loext:graphic-properties draw:fill="solid" draw:fill-color="#009bff"/>
      <style:paragraph-properties fo:text-align="center"/>
    </style:style>
    <style:style style:name="P21" style:family="paragraph">
      <loext:graphic-properties draw:fill="solid" draw:fill-color="#ffff00"/>
      <style:paragraph-properties fo:text-align="center"/>
    </style:style>
    <style:style style:name="P22" style:family="paragraph">
      <style:paragraph-properties fo:text-align="start"/>
      <style:text-properties style:font-name="FreeSans1" fo:font-size="5.40000009536743pt" fo:font-weight="normal" style:font-size-asian="3.59999990463257pt" style:font-weight-asian="normal" style:font-size-complex="3.59999990463257pt" style:font-weight-complex="normal"/>
    </style:style>
    <style:style style:name="P23" style:family="paragraph">
      <loext:graphic-properties draw:fill="solid" draw:fill-color="#729fcf" draw:opacity="0%"/>
      <style:paragraph-properties fo:text-align="start" style:writing-mode="lr-tb"/>
      <style:text-properties style:font-name="FreeSans1" fo:font-size="5.40000009536743pt" fo:font-weight="normal" style:font-size-asian="3.59999990463257pt" style:font-weight-asian="normal" style:font-size-complex="3.59999990463257pt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26" style:family="paragraph">
      <loext:graphic-properties draw:fill="solid" draw:fill-color="#dee6ef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27" style:family="paragraph">
      <loext:graphic-properties draw:fill="solid" draw:fill-color="#ffff38"/>
      <style:paragraph-properties fo:text-align="center"/>
    </style:style>
    <style:style style:name="P28" style:family="paragraph">
      <loext:graphic-properties draw:fill="solid" draw:fill-color="#ffffd7"/>
      <style:paragraph-properties fo:text-align="center"/>
    </style:style>
    <style:style style:name="P29" style:family="paragraph">
      <loext:graphic-properties draw:fill="solid" draw:fill-color="#dee6ef"/>
      <style:paragraph-properties fo:text-align="center"/>
    </style:style>
    <style:style style:name="P30" style:family="paragraph">
      <loext:graphic-properties draw:fill="solid" draw:fill-color="#729fcf" draw:opacity="0%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31" style:family="paragraph">
      <loext:graphic-properties draw:fill="none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P32" style:family="paragraph">
      <loext:graphic-properties draw:fill="solid" draw:fill-color="#ffffff"/>
      <style:paragraph-properties fo:text-align="center" style:writing-mode="lr-tb"/>
      <style:text-properties style:font-name="FreeSans1" fo:font-size="6pt" fo:font-weight="bold" style:font-size-asian="6pt" style:font-weight-asian="bold" style:font-size-complex="6pt" style:font-weight-complex="bold"/>
    </style:style>
    <style:style style:name="P33" style:family="paragraph">
      <style:paragraph-properties fo:text-align="center"/>
      <style:text-properties style:font-name="FreeSans" fo:font-size="6pt" fo:font-weight="bold" style:font-size-asian="6pt" style:font-weight-asian="bold" style:font-size-complex="6pt" style:font-weight-complex="bold"/>
    </style:style>
    <style:style style:name="P34" style:family="paragraph">
      <loext:graphic-properties draw:fill="solid" draw:fill-color="#729fcf" draw:opacity="0%"/>
      <style:paragraph-properties fo:text-align="center" style:writing-mode="lr-tb"/>
      <style:text-properties style:font-name="FreeSans" fo:font-size="6pt" fo:font-weight="bold" style:font-size-asian="6pt" style:font-weight-asian="bold" style:font-size-complex="6pt" style:font-weight-complex="bold"/>
    </style:style>
    <style:style style:name="P35" style:family="paragraph">
      <loext:graphic-properties draw:fill="none" draw:fill-color="#ffffff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P36" style:family="paragraph">
      <style:paragraph-properties fo:text-align="start"/>
    </style:style>
    <style:style style:name="P37" style:family="paragraph">
      <loext:graphic-properties draw:fill="none"/>
      <style:paragraph-properties fo:text-align="start"/>
    </style:style>
    <style:style style:name="P38" style:family="paragraph">
      <style:paragraph-properties fo:text-align="center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P39" style:family="paragraph">
      <loext:graphic-properties draw:fill="solid" draw:fill-color="#729fcf" draw:opacity="0%"/>
      <style:paragraph-properties fo:text-align="center" style:writing-mode="lr-tb"/>
      <style:text-properties style:font-name="FreeSans1" fo:font-size="6pt" fo:font-weight="normal" style:font-size-asian="6pt" style:font-weight-asian="normal" style:font-size-complex="6pt" style:font-weight-complex="normal"/>
    </style:style>
    <style:style style:name="T1" style:family="text">
      <style:text-properties style:font-name="FreeSans1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FreeSans1" fo:font-size="6pt" fo:font-weight="normal" style:font-size-asian="4pt" style:font-weight-asian="normal" style:font-size-complex="4pt" style:font-weight-complex="normal"/>
    </style:style>
    <style:style style:name="T3" style:family="text">
      <style:text-properties style:font-name="FreeSans1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Noto Sans Gujarati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FreeSans1" fo:font-size="6pt" style:font-size-asian="6pt" style:font-size-complex="6pt"/>
    </style:style>
    <style:style style:name="T6" style:family="text">
      <style:text-properties style:font-name="FreeSans1" fo:font-size="6pt" fo:font-weight="normal" style:font-size-asian="11pt" style:font-weight-asian="normal" style:font-size-complex="11pt" style:font-weight-complex="normal"/>
    </style:style>
    <style:style style:name="T7" style:family="text">
      <style:text-properties style:font-name="FreeSans1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FreeSans1" fo:font-size="5.40000009536743pt" fo:font-weight="normal" style:font-size-asian="3.59999990463257pt" style:font-weight-asian="normal" style:font-size-complex="3.59999990463257pt" style:font-weight-complex="normal"/>
    </style:style>
    <style:style style:name="T9" style:family="text">
      <style:text-properties fo:color="#b2b2b2" loext:opacity="100%" style:font-name="FreeSans1" fo:font-size="4.90000009536743pt" fo:font-weight="normal" fo:background-color="#ffffff" style:font-size-asian="3.20000004768372pt" style:font-weight-asian="normal" style:font-size-complex="3.20000004768372pt" style:font-weight-complex="normal"/>
    </style:style>
    <style:style style:name="T10" style:family="text">
      <style:text-properties style:font-name="FreeSans" fo:font-size="6pt" fo:font-weight="bold" style:font-size-asian="6pt" style:font-weight-asian="bold" style:font-size-complex="6pt" style:font-weight-complex="bold"/>
    </style:style>
    <style:style style:name="T11" style:family="text">
      <style:text-properties fo:font-size="3.59999990463257pt" style:font-size-asian="3.59999990463257pt" style:font-size-complex="3.59999990463257pt"/>
    </style:style>
    <style:style style:name="T12" style:family="text">
      <style:text-properties fo:font-size="3.59999990463257pt" fo:font-weight="bold" style:font-size-asian="3.59999990463257pt" style:font-weight-asian="bold" style:font-size-complex="3.5999999046325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738cm" svg:y1="3.359cm" svg:x2="4.386cm" svg:y2="3.97cm">
          <text:p/>
        </draw:line>
        <draw:line draw:style-name="gr2" draw:text-style-name="P1" draw:layer="layout" svg:x1="5.77cm" svg:y1="3.349cm" svg:x2="5.763cm" svg:y2="3.94cm">
          <text:p/>
        </draw:line>
        <draw:line draw:style-name="gr3" draw:text-style-name="P1" draw:layer="layout" svg:x1="5.78cm" svg:y1="3.37cm" svg:x2="7.455cm" svg:y2="3.93cm">
          <text:p/>
        </draw:line>
        <draw:line draw:style-name="gr3" draw:text-style-name="P1" draw:layer="layout" svg:x1="9.731cm" svg:y1="4.614cm" svg:x2="10.273cm" svg:y2="4.072cm">
          <text:p/>
        </draw:line>
        <draw:custom-shape draw:style-name="gr4" draw:text-style-name="P3" xml:id="id2" draw:id="id2" draw:layer="layout" svg:width="2.483cm" svg:height="1.502cm" svg:x="10.059cm" svg:y="9.414cm">
          <text:p text:style-name="P2"><text:span text:style-name="T1">Arm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8.074cm" svg:y1="10.208cm" svg:x2="10.04cm" svg:y2="10.217cm">
          <text:p/>
        </draw:line>
        <draw:custom-shape draw:style-name="gr6" draw:text-style-name="P5" draw:layer="layout" svg:width="2.1cm" svg:height="1.159cm" svg:x="8.002cm" svg:y="9.255cm">
          <text:p text:style-name="P4"><text:span text:style-name="T2">Optional</text:span></text:p>
          <text:p text:style-name="P4"><text:span text:style-name="T2">After 3rd pu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3.942cm" svg:y1="10.156cm" svg:x2="5.426cm" svg:y2="10.171cm">
          <text:p/>
        </draw:line>
        <draw:line draw:style-name="gr8" draw:text-style-name="P1" draw:layer="layout" svg:x1="15.396cm" svg:y1="10.185cm" svg:x2="16.381cm" svg:y2="10.185cm">
          <text:p/>
        </draw:line>
        <draw:custom-shape draw:style-name="gr9" draw:text-style-name="P1" draw:layer="layout" svg:width="11.826cm" svg:height="6.864cm" svg:x="1.217cm" svg:y="1.1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22cm" svg:height="3.102cm" svg:x="1.208cm" svg:y="8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.623cm" svg:height="3.103cm" svg:x="13.396cm" svg:y="8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5.59cm" svg:height="6.885cm" svg:x="13.383cm" svg:y="1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5.939cm" svg:height="1.545cm" svg:x="13.359cm" svg:y="1.017cm">
          <text:p text:style-name="P6"><text:span text:style-name="T3">Tekken 8</text:span></text:p>
          <text:p text:style-name="P6"><text:span text:style-name="T3">Armor King throw chart</text:span><text:span text:style-name="T4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draw:type="curve" svg:x1="2.759cm" svg:y1="9.414cm" svg:x2="11.3cm" svg:y2="9.414cm" draw:start-shape="id1" draw:start-glue-point="0" draw:end-shape="id2" draw:end-glue-point="0" svg:d="M2759 9414c0-750 8541-750 8541 0" svg:viewBox="0 0 8542 563">
          <text:p/>
        </draw:connector>
        <draw:custom-shape draw:style-name="gr15" draw:text-style-name="P3" draw:layer="layout" svg:width="2.028cm" svg:height="1.415cm" svg:x="13.923cm" svg:y="9.463cm">
          <text:p text:style-name="P2"><text:span text:style-name="T1">Supl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2.796cm" svg:height="0.484cm" svg:x="9.951cm" svg:y="10.107cm">
          <draw:text-box>
            <text:p><text:span text:style-name="T1">2</text:span><text:span text:style-name="T1">5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text:span text:style-name="T5"> </text:span><text:span text:style-name="T5">(</text:span><text:span text:style-name="T5">n</text:span><text:span text:style-name="T5">o</text:span><text:span text:style-name="T5"> </text:span><text:span text:style-name="T5">p</text:span><text:span text:style-name="T5">u</text:span><text:span text:style-name="T5">n</text:span><text:span text:style-name="T5">c</text:span><text:span text:style-name="T5">h</text:span><text:span text:style-name="T5">e</text:span><text:span text:style-name="T5">s</text:span><text:span text:style-name="T5">)</text:span></text:p>
          </draw:text-box>
        </draw:frame>
        <draw:frame draw:style-name="gr17" draw:text-style-name="P8" draw:layer="layout" svg:width="2.781cm" svg:height="0.484cm" svg:x="9.951cm" svg:y="10.379cm">
          <draw:text-box>
            <text:p><text:span text:style-name="T1">4</text:span><text:span text:style-name="T1">0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text:span text:style-name="T5"> </text:span><text:span text:style-name="T5">(</text:span><text:span text:style-name="T5">w</text:span><text:span text:style-name="T5">/</text:span><text:span text:style-name="T5"> </text:span><text:span text:style-name="T5">p</text:span><text:span text:style-name="T5">u</text:span><text:span text:style-name="T5">n</text:span><text:span text:style-name="T5">c</text:span><text:span text:style-name="T5">h</text:span><text:span text:style-name="T5">e</text:span><text:span text:style-name="T5">s</text:span><text:span text:style-name="T5">)</text:span></text:p>
          </draw:text-box>
        </draw:frame>
        <draw:frame draw:style-name="gr18" draw:text-style-name="P8" draw:layer="layout" svg:width="1.539cm" svg:height="0.484cm" svg:x="14.133cm" svg:y="10.314cm">
          <draw:text-box>
            <text:p><text:span text:style-name="T1">3</text:span><text:span text:style-name="T1">5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/text:p>
          </draw:text-box>
        </draw:frame>
        <draw:g draw:style-name="gr19">
          <draw:custom-shape draw:style-name="gr20" draw:text-style-name="P9" draw:layer="layout" svg:width="0.436cm" svg:height="0.436cm" svg:x="14.356cm" svg:y="3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1.602cm" svg:height="0.412cm" svg:x="14.639cm" svg:y="3.368cm">
            <text:p text:style-name="P10"><text:span text:style-name="T6">1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9">
          <draw:custom-shape draw:style-name="gr22" draw:text-style-name="P12" draw:layer="layout" svg:width="0.436cm" svg:height="0.436cm" svg:x="14.356cm" svg:y="3.8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1.602cm" svg:height="0.412cm" svg:x="14.639cm" svg:y="3.873cm">
            <text:p text:style-name="P10"><text:span text:style-name="T6">2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9">
          <draw:custom-shape draw:style-name="gr23" draw:text-style-name="P9" draw:layer="layout" svg:width="0.226cm" svg:height="0.454cm" svg:x="16.261cm" svg:y="3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1.602cm" svg:height="0.412cm" svg:x="16.544cm" svg:y="3.848cm">
            <text:p text:style-name="P10"><text:span text:style-name="T6">1 or 2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2" draw:layer="layout" svg:width="0.226cm" svg:height="0.454cm" svg:x="16.487cm" svg:y="3.8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9">
          <draw:custom-shape draw:style-name="gr25" draw:text-style-name="P13" draw:layer="layout" svg:width="0.454cm" svg:height="0.428cm" svg:x="16.257cm" svg:y="4.3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1" draw:layer="layout" svg:width="1.764cm" svg:height="0.412cm" svg:x="16.551cm" svg:y="4.391cm">
            <text:p text:style-name="P10"><text:span text:style-name="T6">Unbreakab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9">
          <draw:custom-shape draw:style-name="gr27" draw:text-style-name="P14" draw:layer="layout" svg:width="0.436cm" svg:height="0.436cm" svg:x="16.261cm" svg:y="3.3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1.602cm" svg:height="0.412cm" svg:x="16.544cm" svg:y="3.366cm">
            <text:p text:style-name="P10"><text:span text:style-name="T6">1+2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9">
          <draw:frame draw:style-name="gr28" draw:text-style-name="P1" draw:layer="layout" svg:width="0.508cm" svg:height="0.508cm" svg:x="14.339cm" svg:y="4.422cm">
            <draw:image xlink:href="Pictures/10000001000004000000040055E09CEE.png" xlink:type="simple" xlink:show="embed" xlink:actuate="onLoad" draw:mime-type="image/png">
              <text:p/>
            </draw:image>
          </draw:frame>
          <draw:custom-shape draw:style-name="gr26" draw:text-style-name="P11" draw:layer="layout" svg:width="1.764cm" svg:height="0.412cm" svg:x="14.663cm" svg:y="4.423cm">
            <text:p text:style-name="P10"><text:span text:style-name="T6">Side Switch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9" draw:text-style-name="P1" draw:layer="layout" svg:width="0.381cm" svg:height="0.381cm" svg:x="15.571cm" svg:y="9.101cm">
          <draw:image xlink:href="Pictures/10000001000004000000040055E09CEE.png" xlink:type="simple" xlink:show="embed" xlink:actuate="onLoad" draw:mime-type="image/png">
            <text:p/>
          </draw:image>
        </draw:frame>
        <draw:frame draw:style-name="gr29" draw:text-style-name="P1" draw:layer="layout" svg:width="0.381cm" svg:height="0.381cm" svg:x="18.059cm" svg:y="9.086cm">
          <draw:image xlink:href="Pictures/10000001000004000000040055E09CEE.png" xlink:type="simple" xlink:show="embed" xlink:actuate="onLoad" draw:mime-type="image/png">
            <text:p/>
          </draw:image>
        </draw:frame>
        <draw:frame draw:style-name="gr29" draw:text-style-name="P1" draw:layer="layout" svg:width="0.381cm" svg:height="0.381cm" svg:x="12.125cm" svg:y="9.086cm">
          <draw:image xlink:href="Pictures/10000001000004000000040055E09CEE.png" xlink:type="simple" xlink:show="embed" xlink:actuate="onLoad" draw:mime-type="image/png">
            <text:p/>
          </draw:image>
        </draw:frame>
        <draw:g draw:style-name="gr19">
          <draw:custom-shape draw:style-name="gr30" draw:text-style-name="P15" draw:layer="layout" svg:width="2.342cm" svg:height="1.378cm" svg:x="7.417cm" svg:y="3.941cm">
            <text:p text:style-name="P2"><text:span text:style-name="T1">Sleeper</text:span></text:p>
            <text:p text:style-name="P2"><text:span text:style-name="T1"/></text:p>
            <text:p text:style-name="P2"><text:span text:style-name="T1"/></text:p>
            <text:p text:style-name="P2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6" draw:layer="measurelines" svg:width="0.127cm" svg:height="0.127cm" svg:x="8.3cm" svg:y="4.47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measurelines" svg:width="0.127cm" svg:height="0.127cm" svg:x="8.3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6" draw:layer="measurelines" svg:width="0.127cm" svg:height="0.127cm" svg:x="8.427cm" svg:y="4.47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measurelines" svg:width="0.127cm" svg:height="0.127cm" svg:x="8.427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6" draw:layer="measurelines" svg:width="0.127cm" svg:height="0.127cm" svg:x="8.3cm" svg:y="4.47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measurelines" svg:width="0.127cm" svg:height="0.127cm" svg:x="8.3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6" draw:layer="measurelines" svg:width="0.127cm" svg:height="0.127cm" svg:x="8.427cm" svg:y="4.47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measurelines" svg:width="0.127cm" svg:height="0.127cm" svg:x="8.427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8" draw:layer="measurelines" svg:width="0.127cm" svg:height="0.127cm" svg:x="8.3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9">
            <draw:custom-shape draw:style-name="gr31" draw:text-style-name="P16" draw:layer="measurelines" svg:width="0.127cm" svg:height="0.127cm" svg:x="8.427cm" svg:y="4.473cm">
              <text:p/>
              <draw:enhanced-geometry svg:viewBox="0 0 21600 21600" draw:type="rectangle" draw:enhanced-path="M 0 0 L 21600 0 21600 21600 0 21600 0 0 Z N"/>
            </draw:custom-shape>
            <draw:g draw:style-name="gr19">
              <draw:custom-shape draw:style-name="gr34" draw:text-style-name="P19" draw:layer="measurelines" svg:width="0.127cm" svg:height="0.127cm" svg:x="8.427cm" svg:y="4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1" draw:text-style-name="P16" draw:layer="measurelines" svg:width="0.127cm" svg:height="0.127cm" svg:x="8.3cm" svg:y="4.473cm">
              <text:p/>
              <draw:enhanced-geometry svg:viewBox="0 0 21600 21600" draw:type="rectangle" draw:enhanced-path="M 0 0 L 21600 0 21600 21600 0 21600 0 0 Z N"/>
            </draw:custom-shape>
          </draw:g>
          <draw:g draw:style-name="gr19">
            <draw:custom-shape draw:style-name="gr35" draw:text-style-name="P20" draw:layer="measurelines" svg:width="0.127cm" svg:height="0.127cm" svg:x="8.619cm" svg:y="4.472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measurelines" svg:width="0.127cm" svg:height="0.127cm" svg:x="8.619cm" svg:y="4.5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1" draw:layer="measurelines" svg:width="0.127cm" svg:height="0.127cm" svg:x="8.746cm" svg:y="4.472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measurelines" svg:width="0.127cm" svg:height="0.127cm" svg:x="8.746cm" svg:y="4.5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8" draw:text-style-name="P8" draw:layer="layout" svg:width="1.539cm" svg:height="0.484cm" svg:x="7.84cm" svg:y="4.735cm">
            <draw:text-box>
              <text:p><text:span text:style-name="T1">3</text:span><text:span text:style-name="T1">5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/text:p>
            </draw:text-box>
          </draw:frame>
        </draw:g>
        <draw:line draw:style-name="gr37" draw:text-style-name="P1" draw:layer="layout" svg:x1="9.719cm" svg:y1="4.614cm" svg:x2="10.321cm" svg:y2="5.419cm">
          <text:p/>
        </draw:line>
        <draw:custom-shape draw:style-name="gr38" draw:text-style-name="P23" draw:layer="layout" svg:width="12.834cm" svg:height="1.159cm" svg:x="1.136cm" svg:y="7.189cm">
          <text:p text:style-name="P22"><text:span text:style-name="T8">*All damage values are based on powered up inputs</text:span></text:p>
          <text:p text:style-name="P22"><text:span text:style-name="T8">**Powered up inputs are shown. For the normal version use the throw break input (ex: Neck Drop input would be 1+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5" draw:layer="layout" svg:width="5.417cm" svg:height="1.183cm" svg:x="13.98cm" svg:y="6.981cm">
          <draw:text-box>
            <text:p text:style-name="P24"><text:span text:style-name="T9">C</text:span><text:span text:style-name="T9">r</text:span><text:span text:style-name="T9">e</text:span><text:span text:style-name="T9">a</text:span><text:span text:style-name="T9">t</text:span><text:span text:style-name="T9">e</text:span><text:span text:style-name="T9">d</text:span><text:span text:style-name="T9"> </text:span><text:span text:style-name="T9">b</text:span><text:span text:style-name="T9">y</text:span><text:span text:style-name="T9">:</text:span><text:span text:style-name="T9"> </text:span><text:span text:style-name="T9">A</text:span><text:span text:style-name="T9">u</text:span><text:span text:style-name="T9">s</text:span><text:span text:style-name="T9">u</text:span><text:span text:style-name="T9">r</text:span><text:span text:style-name="T9">i</text:span></text:p>
            <text:p text:style-name="P24"><text:span text:style-name="T9">V</text:span><text:span text:style-name="T9">e</text:span><text:span text:style-name="T9">r</text:span><text:span text:style-name="T9">s</text:span><text:span text:style-name="T9">i</text:span><text:span text:style-name="T9">o</text:span><text:span text:style-name="T9">n</text:span><text:span text:style-name="T9"> </text:span><text:span text:style-name="T9">1</text:span><text:span text:style-name="T9">.</text:span><text:span text:style-name="T9">2</text:span><text:span text:style-name="T9"><text:line-break/></text:span><text:span text:style-name="T9">1</text:span><text:span text:style-name="T9">5</text:span><text:span text:style-name="T9"> </text:span><text:span text:style-name="T9">O</text:span><text:span text:style-name="T9">C</text:span><text:span text:style-name="T9">T</text:span><text:span text:style-name="T9"> </text:span><text:span text:style-name="T9">2</text:span><text:span text:style-name="T9">0</text:span><text:span text:style-name="T9">2</text:span><text:span text:style-name="T9">5</text:span></text:p>
            <text:p text:style-name="P24"><text:span text:style-name="T9">g</text:span><text:span text:style-name="T9">i</text:span><text:span text:style-name="T9">t</text:span><text:span text:style-name="T9">h</text:span><text:span text:style-name="T9">u</text:span><text:span text:style-name="T9">b</text:span><text:span text:style-name="T9">.</text:span><text:span text:style-name="T9">c</text:span><text:span text:style-name="T9">o</text:span><text:span text:style-name="T9">m</text:span><text:span text:style-name="T9">/</text:span><text:span text:style-name="T9">A</text:span><text:span text:style-name="T9">u</text:span><text:span text:style-name="T9">s</text:span><text:span text:style-name="T9">u</text:span><text:span text:style-name="T9">r</text:span><text:span text:style-name="T9">i</text:span><text:span text:style-name="T9">/</text:span><text:span text:style-name="T9">t</text:span><text:span text:style-name="T9">e</text:span><text:span text:style-name="T9">k</text:span><text:span text:style-name="T9">k</text:span><text:span text:style-name="T9">e</text:span><text:span text:style-name="T9">n</text:span><text:span text:style-name="T9">8</text:span><text:span text:style-name="T9">-</text:span><text:span text:style-name="T9">a</text:span><text:span text:style-name="T9">r</text:span><text:span text:style-name="T9">m</text:span><text:span text:style-name="T9">o</text:span><text:span text:style-name="T9">r</text:span><text:span text:style-name="T9">-</text:span><text:span text:style-name="T9">k</text:span><text:span text:style-name="T9">i</text:span><text:span text:style-name="T9">n</text:span><text:span text:style-name="T9">g</text:span><text:span text:style-name="T9">-</text:span><text:span text:style-name="T9">t</text:span><text:span text:style-name="T9">h</text:span><text:span text:style-name="T9">r</text:span><text:span text:style-name="T9">o</text:span><text:span text:style-name="T9">w</text:span><text:span text:style-name="T9">-</text:span><text:span text:style-name="T9">c</text:span><text:span text:style-name="T9">h</text:span><text:span text:style-name="T9">a</text:span><text:span text:style-name="T9">r</text:span><text:span text:style-name="T9">t</text:span></text:p>
          </draw:text-box>
        </draw:frame>
        <draw:frame draw:style-name="gr28" draw:text-style-name="P1" draw:layer="layout" svg:width="0.508cm" svg:height="0.508cm" svg:x="14.343cm" svg:y="4.946cm">
          <draw:image xlink:href="Pictures/100000010000005000000050E78C05AE.png" xlink:type="simple" xlink:show="embed" xlink:actuate="onLoad" draw:mime-type="image/png">
            <text:p/>
          </draw:image>
        </draw:frame>
        <draw:frame draw:style-name="gr40" draw:text-style-name="P1" draw:layer="layout" svg:width="0.508cm" svg:height="0.533cm" svg:x="16.222cm" svg:y="4.896cm">
          <draw:image xlink:href="Pictures/100000010000005000000050585118E0.png" xlink:type="simple" xlink:show="embed" xlink:actuate="onLoad" draw:mime-type="image/png">
            <text:p/>
          </draw:image>
        </draw:frame>
        <draw:g draw:style-name="gr19">
          <draw:custom-shape draw:style-name="gr41" draw:text-style-name="P26" draw:layer="layout" svg:width="2.712cm" svg:height="1.308cm" svg:x="1.728cm" svg:y="3.974cm">
            <text:p text:style-name="P2"><text:span text:style-name="T1">Flinging Half Nelson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1" draw:layer="layout" svg:width="0.381cm" svg:height="0.381cm" svg:x="4.061cm" svg:y="3.591cm">
            <draw:image xlink:href="Pictures/10000001000004000000040055E09CEE.png" xlink:type="simple" xlink:show="embed" xlink:actuate="onLoad" draw:mime-type="image/png">
              <text:p/>
            </draw:image>
          </draw:frame>
          <draw:frame draw:style-name="gr18" draw:text-style-name="P8" draw:layer="layout" svg:width="1.539cm" svg:height="0.484cm" svg:x="2.345cm" svg:y="4.731cm">
            <draw:text-box>
              <text:p><text:span text:style-name="T1">4</text:span><text:span text:style-name="T1">5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/text:p>
            </draw:text-box>
          </draw:frame>
          <draw:g draw:style-name="gr19">
            <draw:g draw:style-name="gr19">
              <draw:custom-shape draw:style-name="gr31" draw:text-style-name="P16" draw:layer="layout" svg:width="0.127cm" svg:height="0.127cm" svg:x="2.798cm" svg:y="4.492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layout" svg:width="0.127cm" svg:height="0.127cm" svg:x="2.798cm" svg:y="4.6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1" draw:layer="layout" svg:width="0.127cm" svg:height="0.127cm" svg:x="2.925cm" svg:y="4.492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layout" svg:width="0.127cm" svg:height="0.127cm" svg:x="2.925cm" svg:y="4.6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1" draw:layer="layout" svg:width="0.127cm" svg:height="0.127cm" svg:x="2.925cm" svg:y="4.492cm">
                <text:p/>
                <draw:enhanced-geometry svg:viewBox="0 0 21600 21600" draw:type="rectangle" draw:enhanced-path="M 0 0 L 21600 0 21600 21600 0 21600 0 0 Z N"/>
              </draw:custom-shape>
              <draw:custom-shape draw:style-name="gr34" draw:text-style-name="P19" draw:layer="layout" svg:width="0.127cm" svg:height="0.127cm" svg:x="2.925cm" svg:y="4.6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9">
              <draw:custom-shape draw:style-name="gr35" draw:text-style-name="P20" draw:layer="layout" svg:width="0.127cm" svg:height="0.127cm" svg:x="3.135cm" svg:y="4.492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layout" svg:width="0.127cm" svg:height="0.127cm" svg:x="3.135cm" svg:y="4.6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1" draw:layer="layout" svg:width="0.127cm" svg:height="0.127cm" svg:x="3.262cm" svg:y="4.492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layout" svg:width="0.127cm" svg:height="0.127cm" svg:x="3.262cm" svg:y="4.6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42" draw:text-style-name="P3" xml:id="id1" draw:id="id1" draw:layer="layout" svg:width="2.391cm" svg:height="1.53cm" svg:x="1.564cm" svg:y="9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9">
          <draw:custom-shape draw:style-name="gr43" draw:text-style-name="P3" draw:layer="layout" svg:width="2.48cm" svg:height="1.347cm" svg:x="4.658cm" svg:y="3.959cm">
            <text:p text:style-name="P2"><text:span text:style-name="T1">Neck Dr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8" draw:layer="layout" svg:width="1.539cm" svg:height="0.484cm" svg:x="5.161cm" svg:y="4.708cm">
            <draw:text-box>
              <text:p><text:span text:style-name="T1">3</text:span><text:span text:style-name="T1">5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/text:p>
            </draw:text-box>
          </draw:frame>
          <draw:g draw:style-name="gr19">
            <draw:g draw:style-name="gr19">
              <draw:custom-shape draw:style-name="gr35" draw:text-style-name="P20" draw:layer="measurelines" svg:width="0.127cm" svg:height="0.127cm" svg:x="6.103cm" svg:y="4.47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6.103cm" svg:y="4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1" draw:layer="measurelines" svg:width="0.127cm" svg:height="0.127cm" svg:x="6.23cm" svg:y="4.47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6.23cm" svg:y="4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9">
              <draw:custom-shape draw:style-name="gr35" draw:text-style-name="P20" draw:layer="measurelines" svg:width="0.127cm" svg:height="0.127cm" svg:x="5.798cm" svg:y="4.476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5.798cm" svg:y="4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measurelines" svg:width="0.127cm" svg:height="0.127cm" svg:x="5.925cm" svg:y="4.476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5.925cm" svg:y="4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9">
              <draw:custom-shape draw:style-name="gr31" draw:text-style-name="P16" draw:layer="measurelines" svg:width="0.127cm" svg:height="0.127cm" svg:x="5.5cm" svg:y="4.476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5.5cm" svg:y="4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27" draw:layer="measurelines" svg:width="0.127cm" svg:height="0.127cm" svg:x="5.627cm" svg:y="4.476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5.627cm" svg:y="4.6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draw:style-name="gr19">
          <draw:custom-shape draw:style-name="gr45" draw:text-style-name="P26" draw:layer="layout" svg:width="2.21cm" svg:height="1.346cm" svg:x="3.648cm" svg:y="5.877cm">
            <text:p text:style-name="P2"><text:span text:style-name="T1">Choke Sleep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8" draw:layer="layout" svg:width="1.539cm" svg:height="0.484cm" svg:x="3.968cm" svg:y="6.75cm">
            <draw:text-box>
              <text:p><text:span text:style-name="T1">6</text:span><text:span text:style-name="T1">0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/text:p>
            </draw:text-box>
          </draw:frame>
          <draw:g draw:style-name="gr19">
            <draw:g draw:style-name="gr19">
              <draw:custom-shape draw:style-name="gr31" draw:text-style-name="P16" draw:layer="measurelines" svg:width="0.127cm" svg:height="0.127cm" svg:x="4.165cm" svg:y="6.424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4.165cm" svg:y="6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measurelines" svg:width="0.127cm" svg:height="0.127cm" svg:x="4.292cm" svg:y="6.424cm">
                <text:p/>
                <draw:enhanced-geometry svg:viewBox="0 0 21600 21600" draw:type="rectangle" draw:enhanced-path="M 0 0 L 21600 0 21600 21600 0 21600 0 0 Z N"/>
              </draw:custom-shape>
              <draw:custom-shape draw:style-name="gr34" draw:text-style-name="P19" draw:layer="measurelines" svg:width="0.127cm" svg:height="0.127cm" svg:x="4.292cm" svg:y="6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9">
              <draw:custom-shape draw:style-name="gr31" draw:text-style-name="P16" draw:layer="measurelines" svg:width="0.127cm" svg:height="0.127cm" svg:x="4.482cm" svg:y="6.424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18" draw:layer="measurelines" svg:width="0.127cm" svg:height="0.127cm" svg:x="4.482cm" svg:y="6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measurelines" svg:width="0.127cm" svg:height="0.127cm" svg:x="4.609cm" svg:y="6.424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4.609cm" svg:y="6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9">
              <draw:custom-shape draw:style-name="gr31" draw:text-style-name="P16" draw:layer="measurelines" svg:width="0.127cm" svg:height="0.127cm" svg:x="4.8cm" svg:y="6.424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4.8cm" svg:y="6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measurelines" svg:width="0.127cm" svg:height="0.127cm" svg:x="4.927cm" svg:y="6.424cm">
                <text:p/>
                <draw:enhanced-geometry svg:viewBox="0 0 21600 21600" draw:type="rectangle" draw:enhanced-path="M 0 0 L 21600 0 21600 21600 0 21600 0 0 Z N"/>
              </draw:custom-shape>
              <draw:custom-shape draw:style-name="gr34" draw:text-style-name="P19" draw:layer="measurelines" svg:width="0.127cm" svg:height="0.127cm" svg:x="4.927cm" svg:y="6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9">
              <draw:custom-shape draw:style-name="gr35" draw:text-style-name="P20" draw:layer="measurelines" svg:width="0.127cm" svg:height="0.127cm" svg:x="5.117cm" svg:y="6.424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5.117cm" svg:y="6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1" draw:layer="measurelines" svg:width="0.127cm" svg:height="0.127cm" svg:x="5.244cm" svg:y="6.424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5.244cm" svg:y="6.5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draw:style-name="gr19">
          <draw:custom-shape draw:style-name="gr46" draw:text-style-name="P28" draw:layer="layout" svg:width="1.333cm" svg:height="1.492cm" svg:x="6.763cm" svg:y="9.4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9" draw:layer="layout" svg:width="1.333cm" svg:height="1.492cm" svg:x="5.429cm" svg:y="9.4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30" draw:layer="layout" svg:width="2.455cm" svg:height="0.406cm" svg:x="5.502cm" svg:y="9.526cm">
          <text:p text:style-name="P2"><text:span text:style-name="T1">Ultimate Pu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31" draw:layer="layout" svg:width="0.778cm" svg:height="0.484cm" svg:x="6.416cm" svg:y="9.924cm">
          <draw:text-box>
            <text:p><text:span text:style-name="T7">o</text:span><text:span text:style-name="T7">r</text:span></text:p>
          </draw:text-box>
        </draw:frame>
        <draw:frame draw:style-name="gr18" draw:text-style-name="P8" draw:layer="layout" svg:width="1.539cm" svg:height="0.484cm" svg:x="5.998cm" svg:y="10.373cm">
          <draw:text-box>
            <text:p><text:span text:style-name="T1">3</text:span><text:span text:style-name="T1">0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/text:p>
          </draw:text-box>
        </draw:frame>
        <draw:g draw:style-name="gr19">
          <draw:custom-shape draw:style-name="gr35" draw:text-style-name="P20" draw:layer="measurelines" svg:width="0.127cm" svg:height="0.127cm" svg:x="6.301cm" svg:y="10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7" draw:layer="measurelines" svg:width="0.127cm" svg:height="0.127cm" svg:x="6.301cm" svg:y="10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6" draw:layer="measurelines" svg:width="0.127cm" svg:height="0.127cm" svg:x="6.428cm" svg:y="10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7" draw:layer="measurelines" svg:width="0.127cm" svg:height="0.127cm" svg:x="6.428cm" svg:y="10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9">
          <draw:custom-shape draw:style-name="gr31" draw:text-style-name="P16" draw:layer="measurelines" svg:width="0.127cm" svg:height="0.127cm" svg:x="6.957cm" svg:y="10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7" draw:layer="measurelines" svg:width="0.127cm" svg:height="0.127cm" svg:x="6.957cm" svg:y="10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7" draw:layer="measurelines" svg:width="0.127cm" svg:height="0.127cm" svg:x="7.084cm" svg:y="10.0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7" draw:layer="measurelines" svg:width="0.127cm" svg:height="0.127cm" svg:x="7.084cm" svg:y="10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9">
          <draw:custom-shape draw:style-name="gr50" draw:text-style-name="P15" draw:layer="layout" svg:width="2.217cm" svg:height="1.378cm" svg:x="6.04cm" svg:y="5.86cm">
            <text:p text:style-name="P2"><text:span text:style-name="T1">3-Count Pou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8" draw:layer="layout" svg:width="1.539cm" svg:height="0.484cm" svg:x="6.413cm" svg:y="6.748cm">
            <draw:text-box>
              <text:p><text:span text:style-name="T1">6</text:span><text:span text:style-name="T1">5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/text:p>
            </draw:text-box>
          </draw:frame>
          <draw:g draw:style-name="gr19">
            <draw:custom-shape draw:style-name="gr35" draw:text-style-name="P20" draw:layer="measurelines" svg:width="0.127cm" svg:height="0.127cm" svg:x="6.892cm" svg:y="6.423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measurelines" svg:width="0.127cm" svg:height="0.127cm" svg:x="6.892cm" svg:y="6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6" draw:layer="measurelines" svg:width="0.127cm" svg:height="0.127cm" svg:x="7.019cm" svg:y="6.423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measurelines" svg:width="0.127cm" svg:height="0.127cm" svg:x="7.019cm" svg:y="6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9">
            <draw:custom-shape draw:style-name="gr31" draw:text-style-name="P16" draw:layer="measurelines" svg:width="0.127cm" svg:height="0.127cm" svg:x="6.575cm" svg:y="6.423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measurelines" svg:width="0.127cm" svg:height="0.127cm" svg:x="6.575cm" svg:y="6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27" draw:layer="measurelines" svg:width="0.127cm" svg:height="0.127cm" svg:x="6.702cm" svg:y="6.423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measurelines" svg:width="0.127cm" svg:height="0.127cm" svg:x="6.702cm" svg:y="6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9">
            <draw:custom-shape draw:style-name="gr35" draw:text-style-name="P20" draw:layer="measurelines" svg:width="0.127cm" svg:height="0.127cm" svg:x="7.208cm" svg:y="6.423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measurelines" svg:width="0.127cm" svg:height="0.127cm" svg:x="7.208cm" svg:y="6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1" draw:text-style-name="P16" draw:layer="measurelines" svg:width="0.127cm" svg:height="0.127cm" svg:x="7.335cm" svg:y="6.423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measurelines" svg:width="0.127cm" svg:height="0.127cm" svg:x="7.335cm" svg:y="6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9">
            <draw:custom-shape draw:style-name="gr35" draw:text-style-name="P20" draw:layer="measurelines" svg:width="0.127cm" svg:height="0.127cm" svg:x="7.536cm" svg:y="6.424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measurelines" svg:width="0.127cm" svg:height="0.127cm" svg:x="7.536cm" svg:y="6.5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1" draw:layer="measurelines" svg:width="0.127cm" svg:height="0.127cm" svg:x="7.663cm" svg:y="6.424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measurelines" svg:width="0.127cm" svg:height="0.127cm" svg:x="7.663cm" svg:y="6.5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9">
          <draw:custom-shape draw:style-name="gr35" draw:text-style-name="P20" draw:layer="measurelines" svg:width="0.127cm" svg:height="0.127cm" svg:x="11.174cm" svg:y="9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7" draw:layer="measurelines" svg:width="0.127cm" svg:height="0.127cm" svg:x="11.174cm" svg:y="10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21" draw:layer="measurelines" svg:width="0.127cm" svg:height="0.127cm" svg:x="11.301cm" svg:y="9.9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17" draw:layer="measurelines" svg:width="0.127cm" svg:height="0.127cm" svg:x="11.301cm" svg:y="10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9">
          <draw:custom-shape draw:style-name="gr51" draw:text-style-name="P15" draw:layer="layout" svg:width="2.286cm" svg:height="1.391cm" svg:x="10.298cm" svg:y="3.268cm">
            <text:p text:style-name="P2"><text:span text:style-name="T1">Human Neckti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8" draw:layer="layout" svg:width="1.54cm" svg:height="0.484cm" svg:x="10.638cm" svg:y="4.071cm">
            <draw:text-box>
              <text:p><text:span text:style-name="T1">6</text:span><text:span text:style-name="T1">0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/text:p>
            </draw:text-box>
          </draw:frame>
          <draw:g draw:style-name="gr19">
            <draw:g draw:style-name="gr19">
              <draw:custom-shape draw:style-name="gr35" draw:text-style-name="P20" draw:layer="measurelines" svg:width="0.127cm" svg:height="0.127cm" svg:x="11.597cm" svg:y="3.813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11.597cm" svg:y="3.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1" draw:layer="measurelines" svg:width="0.127cm" svg:height="0.127cm" svg:x="11.724cm" svg:y="3.813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11.724cm" svg:y="3.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9">
              <draw:custom-shape draw:style-name="gr31" draw:text-style-name="P16" draw:layer="measurelines" svg:width="0.127cm" svg:height="0.127cm" svg:x="10.962cm" svg:y="3.815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18" draw:layer="measurelines" svg:width="0.127cm" svg:height="0.127cm" svg:x="10.962cm" svg:y="3.9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measurelines" svg:width="0.127cm" svg:height="0.127cm" svg:x="11.089cm" svg:y="3.81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11.089cm" svg:y="3.9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9">
              <draw:custom-shape draw:style-name="gr31" draw:text-style-name="P16" draw:layer="measurelines" svg:width="0.127cm" svg:height="0.127cm" svg:x="11.28cm" svg:y="3.81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11.28cm" svg:y="3.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measurelines" svg:width="0.127cm" svg:height="0.127cm" svg:x="11.407cm" svg:y="3.81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4" draw:text-style-name="P19" draw:layer="measurelines" svg:width="0.127cm" svg:height="0.127cm" svg:x="11.407cm" svg:y="3.9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draw:style-name="gr19">
          <draw:custom-shape draw:style-name="gr53" draw:text-style-name="P26" draw:layer="layout" svg:width="2.274cm" svg:height="1.378cm" svg:x="10.312cm" svg:y="4.802cm">
            <text:p text:style-name="P2"><text:span text:style-name="T1">Triple Troub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8" draw:layer="layout" svg:width="1.539cm" svg:height="0.484cm" svg:x="10.675cm" svg:y="5.561cm">
            <draw:text-box>
              <text:p><text:span text:style-name="T1">5</text:span><text:span text:style-name="T1">5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/text:p>
            </draw:text-box>
          </draw:frame>
          <draw:g draw:style-name="gr19">
            <draw:g draw:style-name="gr19">
              <draw:custom-shape draw:style-name="gr35" draw:text-style-name="P20" draw:layer="measurelines" svg:width="0.127cm" svg:height="0.127cm" svg:x="11.64cm" svg:y="5.313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11.64cm" svg:y="5.4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1" draw:layer="measurelines" svg:width="0.127cm" svg:height="0.127cm" svg:x="11.767cm" svg:y="5.313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measurelines" svg:width="0.127cm" svg:height="0.127cm" svg:x="11.767cm" svg:y="5.4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9">
              <draw:custom-shape draw:style-name="gr35" draw:text-style-name="P20" draw:layer="layout" svg:width="0.127cm" svg:height="0.127cm" svg:x="11.324cm" svg:y="5.31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layout" svg:width="0.127cm" svg:height="0.127cm" svg:x="11.324cm" svg:y="5.4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7cm" svg:height="0.127cm" svg:x="11.451cm" svg:y="5.31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layout" svg:width="0.127cm" svg:height="0.127cm" svg:x="11.451cm" svg:y="5.4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9">
              <draw:custom-shape draw:style-name="gr35" draw:text-style-name="P20" draw:layer="layout" svg:width="0.127cm" svg:height="0.127cm" svg:x="10.999cm" svg:y="5.31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layout" svg:width="0.127cm" svg:height="0.127cm" svg:x="10.999cm" svg:y="5.4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7cm" svg:height="0.127cm" svg:x="11.126cm" svg:y="5.315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layout" svg:width="0.127cm" svg:height="0.127cm" svg:x="11.126cm" svg:y="5.4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draw:style-name="gr19">
          <draw:frame draw:style-name="gr28" draw:text-style-name="P1" draw:layer="layout" svg:width="0.254cm" svg:height="0.254cm" svg:x="14.321cm" svg:y="10.007cm">
            <draw:image xlink:href="Pictures/1000000100000050000000500F7FCAE6.png" xlink:type="simple" xlink:show="embed" xlink:actuate="onLoad" draw:mime-type="image/png">
              <text:p/>
            </draw:image>
          </draw:frame>
          <draw:frame draw:style-name="gr54" draw:text-style-name="P8" draw:layer="layout" svg:width="0.685cm" svg:height="0.484cm" svg:x="14.689cm" svg:y="9.895cm">
            <draw:text-box>
              <text:p><text:span text:style-name="T5">o</text:span><text:span text:style-name="T5">r</text:span></text:p>
            </draw:text-box>
          </draw:frame>
          <draw:g draw:style-name="gr19">
            <draw:custom-shape draw:style-name="gr31" draw:text-style-name="P16" draw:layer="layout" svg:width="0.127cm" svg:height="0.127cm" svg:x="14.618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7" draw:layer="layout" svg:width="0.127cm" svg:height="0.127cm" svg:x="14.618cm" svg:y="10.1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1" draw:layer="layout" svg:width="0.127cm" svg:height="0.127cm" svg:x="14.745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7" draw:layer="layout" svg:width="0.127cm" svg:height="0.127cm" svg:x="14.745cm" svg:y="10.1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1" draw:layer="layout" svg:width="0.127cm" svg:height="0.127cm" svg:x="14.745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9" draw:layer="layout" svg:width="0.127cm" svg:height="0.127cm" svg:x="14.745cm" svg:y="10.1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9">
            <draw:custom-shape draw:style-name="gr31" draw:text-style-name="P16" draw:layer="layout" svg:width="0.127cm" svg:height="0.127cm" svg:x="15.195cm" svg:y="10.0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7" draw:layer="layout" svg:width="0.127cm" svg:height="0.127cm" svg:x="15.195cm" svg:y="10.1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1" draw:layer="layout" svg:width="0.127cm" svg:height="0.127cm" svg:x="15.322cm" svg:y="10.0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7" draw:layer="layout" svg:width="0.127cm" svg:height="0.127cm" svg:x="15.322cm" svg:y="10.1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1" draw:layer="layout" svg:width="0.127cm" svg:height="0.127cm" svg:x="15.322cm" svg:y="10.0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19" draw:layer="layout" svg:width="0.127cm" svg:height="0.127cm" svg:x="15.322cm" svg:y="10.1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19">
          <draw:custom-shape draw:style-name="gr55" draw:text-style-name="P32" draw:layer="layout" svg:width="2.032cm" svg:height="1.422cm" svg:x="16.395cm" svg:y="9.455cm">
            <text:p text:style-name="P2"><text:span text:style-name="T1">Jaguar Screw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1" draw:layer="layout" svg:width="0.254cm" svg:height="0.254cm" svg:x="17.114cm" svg:y="10.061cm">
            <draw:image xlink:href="Pictures/100000010000005000000050416E9E0A.png" xlink:type="simple" xlink:show="embed" xlink:actuate="onLoad" draw:mime-type="image/png">
              <text:p/>
            </draw:image>
          </draw:frame>
          <draw:frame draw:style-name="gr18" draw:text-style-name="P8" draw:layer="layout" svg:width="1.539cm" svg:height="0.484cm" svg:x="16.642cm" svg:y="10.347cm">
            <draw:text-box>
              <text:p><text:span text:style-name="T1">3</text:span><text:span text:style-name="T1">8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/text:p>
            </draw:text-box>
          </draw:frame>
          <draw:g draw:style-name="gr19">
            <draw:custom-shape draw:style-name="gr35" draw:text-style-name="P20" draw:layer="measurelines" svg:width="0.127cm" svg:height="0.127cm" svg:x="17.412cm" svg:y="10.0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7" draw:layer="measurelines" svg:width="0.127cm" svg:height="0.127cm" svg:x="17.412cm" svg:y="10.1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1" draw:layer="measurelines" svg:width="0.127cm" svg:height="0.127cm" svg:x="17.539cm" svg:y="10.0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7" draw:layer="measurelines" svg:width="0.127cm" svg:height="0.127cm" svg:x="17.539cm" svg:y="10.1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29" draw:text-style-name="P1" draw:layer="layout" svg:width="0.381cm" svg:height="0.381cm" svg:x="6.725cm" svg:y="1.331cm">
          <draw:image xlink:href="Pictures/10000001000004000000040055E09CEE.png" xlink:type="simple" xlink:show="embed" xlink:actuate="onLoad" draw:mime-type="image/png">
            <text:p/>
          </draw:image>
        </draw:frame>
        <draw:g draw:style-name="gr19">
          <draw:g draw:style-name="gr19">
            <draw:custom-shape draw:style-name="gr56" draw:text-style-name="P28" draw:layer="layout" svg:width="1.381cm" svg:height="1.657cm" svg:x="5.787cm" svg:y="1.6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29" draw:layer="layout" svg:width="1.381cm" svg:height="1.657cm" svg:x="4.404cm" svg:y="1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8" draw:text-style-name="P34" draw:layer="layout" svg:width="2.239cm" svg:height="0.486cm" svg:x="4.664cm" svg:y="1.735cm">
            <text:p text:style-name="P33"><text:span text:style-name="T10">Cobra Clut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8" draw:layer="layout" svg:width="1.539cm" svg:height="0.484cm" svg:x="5.069cm" svg:y="2.484cm">
            <draw:text-box>
              <text:p><text:span text:style-name="T1">20</text:span><text:span text:style-name="T5"> damage</text:span></text:p>
            </draw:text-box>
          </draw:frame>
          <draw:g draw:style-name="gr19">
            <draw:frame draw:style-name="gr28" draw:text-style-name="P1" draw:layer="layout" svg:width="0.254cm" svg:height="0.254cm" svg:x="5.624cm" svg:y="2.237cm">
              <draw:image xlink:href="Pictures/10000001000000500000005050E511C0.png" xlink:type="simple" xlink:show="embed" xlink:actuate="onLoad" draw:mime-type="image/png">
                <text:p/>
              </draw:image>
            </draw:frame>
            <draw:frame draw:style-name="gr28" draw:text-style-name="P1" draw:layer="layout" svg:width="0.254cm" svg:height="0.254cm" svg:x="4.858cm" svg:y="2.239cm">
              <draw:image xlink:href="Pictures/1000000100000050000000500F7FCAE6.png" xlink:type="simple" xlink:show="embed" xlink:actuate="onLoad" draw:mime-type="image/png">
                <text:p/>
              </draw:image>
            </draw:frame>
            <draw:frame draw:style-name="gr28" draw:text-style-name="P1" draw:layer="layout" svg:width="0.254cm" svg:height="0.254cm" svg:x="5.112cm" svg:y="2.239cm">
              <draw:image xlink:href="Pictures/1000000100000050000000504EB58C4A.png" xlink:type="simple" xlink:show="embed" xlink:actuate="onLoad" draw:mime-type="image/png">
                <text:p/>
              </draw:image>
            </draw:frame>
            <draw:frame draw:style-name="gr28" draw:text-style-name="P1" draw:layer="layout" svg:width="0.254cm" svg:height="0.254cm" svg:x="5.366cm" svg:y="2.239cm">
              <draw:image xlink:href="Pictures/100000010000005000000050416E9E0A.png" xlink:type="simple" xlink:show="embed" xlink:actuate="onLoad" draw:mime-type="image/png">
                <text:p/>
              </draw:image>
            </draw:frame>
            <draw:frame draw:style-name="gr59" draw:text-style-name="P35" draw:layer="layout" svg:width="0.685cm" svg:height="0.484cm" svg:x="6.041cm" svg:y="2.114cm">
              <draw:text-box>
                <text:p><text:span text:style-name="T7">or</text:span></text:p>
              </draw:text-box>
            </draw:frame>
            <draw:g draw:style-name="gr19">
              <draw:custom-shape draw:style-name="gr35" draw:text-style-name="P20" draw:layer="layout" svg:width="0.127cm" svg:height="0.127cm" svg:x="5.953cm" svg:y="2.2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3" draw:text-style-name="P18" draw:layer="layout" svg:width="0.127cm" svg:height="0.127cm" svg:x="5.953cm" svg:y="2.3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7cm" svg:height="0.127cm" svg:x="6.08cm" svg:y="2.2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17" draw:layer="layout" svg:width="0.127cm" svg:height="0.127cm" svg:x="6.08cm" svg:y="2.3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19">
              <draw:custom-shape draw:style-name="gr31" draw:text-style-name="P16" draw:layer="layout" svg:width="0.127cm" svg:height="0.127cm" svg:x="6.547cm" svg:y="2.241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layout" svg:width="0.127cm" svg:height="0.127cm" svg:x="6.547cm" svg:y="2.3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1" draw:layer="layout" svg:width="0.127cm" svg:height="0.127cm" svg:x="6.674cm" svg:y="2.241cm">
                <text:p/>
                <draw:enhanced-geometry svg:viewBox="0 0 21600 21600" draw:type="rectangle" draw:enhanced-path="M 0 0 L 21600 0 21600 21600 0 21600 0 0 Z N"/>
              </draw:custom-shape>
              <draw:custom-shape draw:style-name="gr32" draw:text-style-name="P17" draw:layer="layout" svg:width="0.127cm" svg:height="0.127cm" svg:x="6.674cm" svg:y="2.3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21" draw:layer="layout" svg:width="0.127cm" svg:height="0.127cm" svg:x="6.674cm" svg:y="2.241cm">
                <text:p/>
                <draw:enhanced-geometry svg:viewBox="0 0 21600 21600" draw:type="rectangle" draw:enhanced-path="M 0 0 L 21600 0 21600 21600 0 21600 0 0 Z N"/>
              </draw:custom-shape>
              <draw:custom-shape draw:style-name="gr34" draw:text-style-name="P19" draw:layer="layout" svg:width="0.127cm" svg:height="0.127cm" svg:x="6.674cm" svg:y="2.3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60" draw:text-style-name="P37" draw:layer="layout" svg:width="0.254cm" svg:height="0.254cm" svg:x="4.562cm" svg:y="2.964cm">
            <draw:image xlink:href="Pictures/1000000100000050000000506848CEBE.png" xlink:type="simple" xlink:show="embed" xlink:actuate="onLoad" draw:mime-type="image/png">
              <text:p text:style-name="P36"><text:span text:style-name="T11"><text:s text:c="6"/></text:span><text:span text:style-name="T11"><text:s text:c="2"/></text:span><text:span text:style-name="T12">A</text:span><text:span text:style-name="T12">m</text:span><text:span text:style-name="T12">bi</text:span><text:span text:style-name="T12">gu</text:span><text:span text:style-name="T12">ou</text:span><text:span text:style-name="T12">s </text:span><text:span text:style-name="T12">br</text:span><text:span text:style-name="T12">ea</text:span><text:span text:style-name="T12">k, </text:span><text:span text:style-name="T12">m</text:span><text:span text:style-name="T12">us</text:span><text:span text:style-name="T12">t </text:span><text:span text:style-name="T12">br</text:span><text:span text:style-name="T12">ea</text:span><text:span text:style-name="T12">k 1 </text:span><text:span text:style-name="T12">or </text:span><text:span text:style-name="T12">2</text:span></text:p>
              <text:p text:style-name="P36"><text:span text:style-name="T12"><text:s text:c="6"/></text:span><text:span text:style-name="T12"><text:s text:c="6"/></text:span><text:span text:style-name="T12">De</text:span><text:span text:style-name="T12">pe</text:span><text:span text:style-name="T12">nd</text:span><text:span text:style-name="T12">in</text:span><text:span text:style-name="T12">g </text:span><text:span text:style-name="T12">on </text:span><text:span text:style-name="T12">1+</text:span><text:span text:style-name="T12">3 </text:span><text:span text:style-name="T12">or </text:span><text:span text:style-name="T12">2+</text:span><text:span text:style-name="T12">4 </text:span><text:span text:style-name="T12">in</text:span><text:span text:style-name="T12">pu</text:span><text:span text:style-name="T12">t</text:span></text:p>
            </draw:image>
          </draw:frame>
        </draw:g>
        <draw:custom-shape draw:style-name="gr21" draw:text-style-name="P11" draw:layer="layout" svg:width="1.602cm" svg:height="0.412cm" svg:x="16.557cm" svg:y="4.906cm">
          <text:p text:style-name="P10"><text:span text:style-name="T6">Floor br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1.602cm" svg:height="0.412cm" svg:x="14.638cm" svg:y="4.968cm">
          <text:p text:style-name="P10"><text:span text:style-name="T6">Ho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" draw:layer="layout" svg:width="0.33cm" svg:height="0.33cm" svg:x="17.707cm" svg:y="9.104cm">
          <draw:image xlink:href="Pictures/100000010000005000000050585118E0.png" xlink:type="simple" xlink:show="embed" xlink:actuate="onLoad" draw:mime-type="image/png">
            <text:p/>
          </draw:image>
        </draw:frame>
        <draw:frame draw:style-name="gr62" draw:text-style-name="P1" draw:layer="layout" svg:width="0.33cm" svg:height="0.33cm" svg:x="15.221cm" svg:y="9.118cm">
          <draw:image xlink:href="Pictures/100000010000005000000050E78C05AE.png" xlink:type="simple" xlink:show="embed" xlink:actuate="onLoad" draw:mime-type="image/png">
            <text:p/>
          </draw:image>
        </draw:frame>
        <draw:g draw:style-name="gr19">
          <draw:custom-shape draw:style-name="gr63" draw:text-style-name="P39" draw:layer="layout" svg:width="1.618cm" svg:height="0.382cm" svg:x="1.701cm" svg:y="10.102cm">
            <text:p text:style-name="P38"><text:span text:style-name="T7">Full crou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9">
            <draw:custom-shape draw:style-name="gr35" draw:text-style-name="P20" draw:layer="measurelines" svg:width="0.127cm" svg:height="0.127cm" svg:x="3.165cm" svg:y="10.1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7" draw:layer="measurelines" svg:width="0.127cm" svg:height="0.127cm" svg:x="3.165cm" svg:y="10.2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1" draw:layer="measurelines" svg:width="0.127cm" svg:height="0.127cm" svg:x="3.292cm" svg:y="10.1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17" draw:layer="measurelines" svg:width="0.127cm" svg:height="0.127cm" svg:x="3.292cm" svg:y="10.2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4" draw:text-style-name="P30" draw:layer="layout" svg:width="2.096cm" svg:height="0.359cm" svg:x="1.681cm" svg:y="9.656cm">
            <text:p text:style-name="P2"><text:span text:style-name="T1">Ultimate Tackle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" draw:text-style-name="P1" draw:layer="layout" svg:x1="5.823cm" svg:y1="5.275cm" svg:x2="7.168cm" svg:y2="5.881cm">
          <text:p/>
        </draw:line>
        <draw:line draw:style-name="gr1" draw:text-style-name="P1" draw:layer="layout" svg:x1="5.833cm" svg:y1="5.292cm" svg:x2="4.538cm" svg:y2="5.8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Gujarati" svg:font-family="'Noto Sans Gujarati'" style:font-adornments="SemiBold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5T17:51:42.261578511</meta:creation-date>
    <meta:editing-duration>P0D</meta:editing-duration>
    <meta:editing-cycles>1</meta:editing-cycles>
    <meta:generator>LibreOffice/25.8.2.2$Linux_X86_64 LibreOffice_project/d401f2107ccab8f924a8e2df40f573aab7605b6f</meta:generator>
    <dc:contributor>Ausuri</dc:contributor>
    <dc:publisher>Ausuri</dc:publisher>
    <dc:title>Armor King Tekken 8 Throw Chart</dc:title>
    <meta:print-date>2025-10-16T00:58:40.655462604</meta:print-date>
    <meta:printed-by>PDF files</meta:printed-by>
    <meta:document-statistic meta:object-count="277"/>
  </office:meta>
</office:document-meta>
</file>